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03cm" style:line-height-at-least="0.61cm" fo:text-align="start" style:justify-single-word="false" fo:text-indent="0cm" style:auto-text-indent="false"/>
      <style:text-properties fo:font-variant="normal" fo:text-transform="none" fo:color="#141412" style:font-name="Source Sans Pro" fo:font-size="18pt" fo:letter-spacing="normal" fo:font-style="normal" fo:font-weight="normal"/>
    </style:style>
    <style:style style:name="P2" style:family="paragraph" style:parent-style-name="Text_20_body" style:list-style-name="L2">
      <style:paragraph-properties fo:margin-left="0cm" fo:margin-right="0cm" fo:margin-top="0cm" fo:margin-bottom="0.203cm" style:line-height-at-least="0.61cm" fo:text-align="start" style:justify-single-word="false" fo:text-indent="0cm" style:auto-text-indent="false" fo:padding="0cm" fo:border="none"/>
      <style:text-properties fo:font-variant="normal" fo:text-transform="none" fo:color="#141412" style:font-name="Source Sans Pro" fo:font-size="18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.203cm" style:line-height-at-least="0.61cm" fo:text-align="start" style:justify-single-word="false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.203cm" style:line-height-at-least="0.61cm" fo:text-align="start" style:justify-single-word="false" fo:text-indent="0cm" style:auto-text-indent="false" fo:padding="0cm" fo:border="none"/>
    </style:style>
    <style:style style:name="P5" style:family="paragraph" style:parent-style-name="Text_20_body">
      <style:paragraph-properties fo:margin-left="-0.053cm" fo:margin-right="0cm" fo:margin-top="0cm" fo:margin-bottom="0.203cm" style:line-height-at-least="0.61cm" fo:text-align="center" style:justify-single-word="false" fo:text-indent="0cm" style:auto-text-indent="false"/>
      <style:text-properties fo:font-variant="normal" fo:text-transform="none" fo:color="#141412" style:font-name="Source Sans Pro" fo:font-size="11.5pt" fo:letter-spacing="normal" fo:font-style="normal" style:text-underline-style="solid" style:text-underline-width="auto" style:text-underline-color="font-color" fo:font-weight="normal"/>
    </style:style>
    <style:style style:name="P6" style:family="paragraph" style:parent-style-name="Text_20_body" style:list-style-name="L1">
      <style:paragraph-properties fo:margin-left="0.026cm" fo:margin-right="0cm" fo:margin-top="0cm" fo:margin-bottom="0.203cm" style:line-height-at-least="0.61cm" fo:text-align="start" style:justify-single-word="false" fo:text-indent="0cm" style:auto-text-indent="false" fo:padding="0cm" fo:border="none"/>
      <style:text-properties fo:font-variant="normal" fo:text-transform="none" fo:color="#141412" style:font-name="Source Sans Pro" fo:font-size="18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gmentation Error</text:p>
      <text:p text:style-name="P1">Problem :</text:p>
      <text:list xml:id="list8255691151" text:style-name="L1">
        <text:list-item>
          <text:p text:style-name="P6">Segmentation fault error in apache.</text:p>
          <text:p text:style-name="P3"/>
        </text:list-item>
      </text:list>
      <text:p text:style-name="P1">Solution :</text:p>
      <text:list xml:id="list2032930079" text:style-name="L2">
        <text:list-item>
          <text:p text:style-name="P2">Edit the file vi /etc/hosts</text:p>
          <text:p text:style-name="P2">Check the ip and hostname entry is correct or not.</text:p>
          <text:p text:style-name="P2">Delete the unknown entry.</text:p>
          <text:p text:style-name="P2">Save the file.</text:p>
          <text:p text:style-name="P4"/>
        </text:list-item>
        <text:list-item>
          <text:p text:style-name="P2">Then /etc/init.d/apache2/restart.</text:p>
          <text:p text:style-name="P4"/>
        </text:list-item>
        <text:list-item>
          <text:p text:style-name="P2">Now its working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="100%" fo:margin-left="-0.159cm" fo:margin-right="0cm" fo:margin-top="0cm" fo:margin-bottom="0cm" fo:text-align="end" style:justify-single-word="false" fo:orphans="2" fo:widows="2" fo:hyphenation-ladder-count="no-limit" fo:text-indent="0cm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="100%" fo:margin-left="1.27cm" fo:margin-right="0cm" fo:margin-top="0cm" fo:margin-bottom="0cm" fo:text-align="end" style:justify-single-word="false" fo:text-indent="0cm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="100%" fo:margin-left="3.81cm" fo:margin-right="0cm" fo:margin-top="0cm" fo:margin-bottom="0cm" fo:text-align="end" style:justify-single-word="false" fo:text-indent="0cm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35cm" fo:margin-bottom="0.035cm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249cm" fo:margin-right="1.9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6-04T12:37:17</meta:creation-date>
    <dc:date>2015-10-19T17:45:54</dc:date>
    <meta:editing-duration>PT6H12M5S</meta:editing-duration>
    <meta:editing-cycles>56</meta:editing-cycles>
    <meta:generator>LibreOffice/3.5$Linux_x86 LibreOffice_project/350m1$Build-2</meta:generator>
    <dc:creator>ss4u </dc:creator>
    <meta:document-statistic meta:table-count="0" meta:image-count="0" meta:object-count="0" meta:page-count="1" meta:paragraph-count="10" meta:word-count="45" meta:character-count="244" meta:non-whitespace-character-count="216"/>
  </office:meta>
</office:document-meta>
</file>